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sired pixel count</text:p>
          </table:table-cell>
          <table:table-cell office:value-type="string" calcext:value-type="string">
            <text:p>height ratio</text:p>
          </table:table-cell>
          <table:table-cell office:value-type="string" calcext:value-type="string">
            <text:p>width ratio</text:p>
          </table:table-cell>
          <table:table-cell office:value-type="string" calcext:value-type="string">
            <text:p>old number of pixel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000000" calcext:value-type="float">
            <text:p>5000000</text:p>
          </table:table-cell>
          <table:table-cell table:formula="of:=SQRT([.D2]*[.C2]/[.B2])" office:value-type="float" office:value="1677.05098312484" calcext:value-type="float">
            <text:p>1677.0509831249</text:p>
          </table:table-cell>
          <table:table-cell table:style-name="ce1" table:formula="of:=SQRT([.D2]*[.B2]/[.C2])" office:value-type="float" office:value="2981.42396999972" calcext:value-type="float">
            <text:p>2981.4239699997</text:p>
          </table:table-cell>
          <table:table-cell table:formula="of:=[.E2]*[.F2]" office:value-type="float" office:value="5000000" calcext:value-type="float">
            <text:p>5000000</text:p>
          </table:table-cell>
        </table:table-row>
        <table:table-row table:style-name="ro1">
          <table:table-cell table:number-columns-repeated="4"/>
          <table:table-cell table:formula="of:=SQRT([.A2]*[.C2]/[.B2])" office:value-type="float" office:value="237.170824512628" calcext:value-type="float">
            <text:p>237.1708245126</text:p>
          </table:table-cell>
          <table:table-cell table:formula="of:=SQRT([.A2]*[.B2]/[.C2])" office:value-type="float" office:value="421.637021355784" calcext:value-type="float">
            <text:p>421.6370213558</text:p>
          </table:table-cell>
          <table:table-cell table:formula="of:=[.E3]*[.F3]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/>
          <table:table-cell table:formula="of:=[.E2]/[.E3]" office:value-type="float" office:value="7.07106781186548" calcext:value-type="float">
            <text:p>7.0710678119</text:p>
          </table:table-cell>
          <table:table-cell table:formula="of:=[.F2]/[.F3]" office:value-type="float" office:value="7.07106781186547" calcext:value-type="float">
            <text:p>7.07106781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0:57:47.567682270</meta:creation-date>
    <dc:date>2014-11-15T15:02:21.036107319</dc:date>
    <meta:editing-duration>PT3H33M33S</meta:editing-duration>
    <meta:editing-cycles>1</meta:editing-cycles>
    <meta:document-statistic meta:table-count="1" meta:cell-count="18" meta:object-count="0"/>
    <meta:generator>LibreOffice/4.3.3.2$Linux_X86_64 LibreOffice_project/430m0$Build-2</meta:generator>
  </office:meta>
</office:document-meta>
</file>